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2"/>
    <style:style style:name="P10" style:family="paragraph" style:parent-style-name="Text_20_body" style:list-style-name="WW8Num6"/>
    <style:style style:name="P11" style:family="paragraph" style:parent-style-name="Text_20_body" style:list-style-name="WW8Num5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ória Virtual<text:line-break/>Caso de Uso: &lt;nome caso de uso&gt;</text:p>
      <text:h text:style-name="Heading_20_1" text:outline-level="1">Breve Descrição</text:h>
      <text:p text:style-name="Text_20_body">&lt;breve descrição do caso de uso&gt;</text:p>
      <text:h text:style-name="Heading_20_1" text:outline-level="1">Breve Descrição dos Atores</text:h>
      <text:h text:style-name="Heading_20_2" text:outline-level="2">&lt;Nome do ator 1&gt;</text:h>
      <text:h text:style-name="Heading_20_1" text:outline-level="1">Pré-condições</text:h>
      <text:p text:style-name="Text_20_body">&lt;pré-condição 1&gt;</text:p>
      <text:h text:style-name="Heading_20_1" text:outline-level="1">Fluxo Básico de eventos</text:h>
      <text:list xml:id="list36281340" text:style-name="WW8Num7">
        <text:list-item>
          <text:p text:style-name="P8">O caso de uso começa quando o &lt;ator&gt;, &lt;faz algo&gt;…</text:p>
        </text:list-item>
        <text:list-item>
          <text:p text:style-name="P8">&lt;passo 1 do fluxo básico&gt;</text:p>
        </text:list-item>
        <text:list-item>
          <text:p text:style-name="P8">… </text:p>
        </text:list-item>
        <text:list-item>
          <text:p text:style-name="P8">&lt;passo n do fluxo básico&gt;</text:p>
        </text:list-item>
        <text:list-item>
          <text:p text:style-name="P8">O caso de uso termina.</text:p>
        </text:list-item>
      </text:list>
      <text:h text:style-name="Heading_20_1" text:outline-level="1">Fluxos Alternativos</text:h>
      <text:h text:style-name="Heading_20_2" text:outline-level="2">&lt;Fluxo Alternativo 1&gt;</text:h>
      <text:p text:style-name="Text_20_body">Se no passo &lt;x&gt; do fluxo básico o &lt;ator ou sistema faz algo&gt;, entao </text:p>
      <text:list xml:id="list36266755" text:style-name="WW8Num2">
        <text:list-item>
          <text:p text:style-name="P9">&lt;descreva o fluxo&gt; <text:s/></text:p>
        </text:list-item>
        <text:list-item>
          <text:p text:style-name="P9">O caso de uso retorna ao passo &lt;y&gt;</text:p>
        </text:list-item>
      </text:list>
      <text:h text:style-name="Heading_20_1" text:outline-level="1">Subfluxos </text:h>
      <text:h text:style-name="Heading_20_2" text:outline-level="2">&lt;subfluxos 1&gt;</text:h>
      <text:list xml:id="list36264122" text:style-name="WW8Num6">
        <text:list-item>
          <text:p text:style-name="P10">&lt;subfluxo 1, passo 1&gt;</text:p>
        </text:list-item>
        <text:list-item>
          <text:p text:style-name="P10">…</text:p>
        </text:list-item>
        <text:list-item>
          <text:p text:style-name="P10">&lt;subfluxo 1, passo n&gt;</text:p>
        </text:list-item>
      </text:list>
      <text:h text:style-name="Heading_20_1" text:outline-level="1">Cenários</text:h>
      <text:h text:style-name="Heading_20_2" text:outline-level="2">&lt;Cenário 1&gt;</text:h>
      <text:list xml:id="list36266875" text:style-name="WW8Num5">
        <text:list-item>
          <text:p text:style-name="P11">&lt;cenário 1, passo 1&gt;</text:p>
        </text:list-item>
        <text:list-item>
          <text:p text:style-name="P11">…</text:p>
        </text:list-item>
        <text:list-item>
          <text:p text:style-name="P11">&lt;cenário 1, passo n&gt;</text:p>
        </text:list-item>
      </text:list>
      <text:h text:style-name="Heading_20_1" text:outline-level="1">Pós-condições</text:h>
      <text:h text:style-name="Heading_20_2" text:outline-level="2">&lt;pós-condição 1&gt;</text:h>
      <text:h text:style-name="Heading_20_1" text:outline-level="1">Requisitos especiais</text:h>
      <text:p text:style-name="Text_20_body">&lt;Requisito especial 1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6270*"/>
    </style:style>
    <style:style style:name="Tabela2.B" style:family="table-column">
      <style:table-column-properties style:column-width="4.392cm" style:rel-column-width="2490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3"><text:span text:style-name="MT1">Documento de Especificação de Casos de Uso - </text:span></text:p>
            </table:table-cell>
            <table:table-cell table:style-name="Tabela2.B1" office:value-type="string">
              <text:p text:style-name="MP1"><text:s text:c="2"/>Data: <text:s/>&lt;dd/mm/aa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5">ICMC – USP, 2010</text:p>
            </table:table-cell>
            <table:table-cell table:style-name="Tabela1.A1" office:value-type="string">
              <text:p text:style-name="MP6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3</meta:editing-cycles>
    <meta:editing-duration>PT00H11M38S</meta:editing-duration>
    <meta:generator>BrOffice.org/3.2$Win32 OpenOffice.org_project/320m12$Build-9483</meta:generator>
    <dc:date>2010-06-10T16:27:43.31</dc:date>
    <meta:document-statistic meta:table-count="2" meta:image-count="0" meta:object-count="0" meta:page-count="1" meta:paragraph-count="39" meta:word-count="172" meta:character-count="865"/>
  </office:meta>
</office:document-meta>
</file>